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2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b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ravspecifik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ser Story</text:p>
          </table:table-cell>
          <table:table-cell table:style-name="Default" office:value-type="string" calcext:value-type="string">
            <text:p>Story Points</text:p>
          </table:table-cell>
          <table:table-cell office:value-type="string" calcext:value-type="string">
            <text:p>Estimation (p)</text:p>
          </table:table-cell>
          <table:table-cell/>
          <table:table-cell table:style-name="ce2" office:value-type="string" calcext:value-type="string">
            <text:p>Krav som <text:span text:style-name="T1">kan</text:span> implementeras</text:p>
          </table:table-cell>
          <table:table-cell table:style-name="ce1" office:value-type="string" calcext:value-type="string">
            <text:p>Krav som <text:span text:style-name="T1">skall</text:span> implementeras</text:p>
          </table:table-cell>
          <table:table-cell table:style-name="ce5" office:value-type="string" calcext:value-type="string">
            <text:p>Krav som läggs till utifrån tillgänglig 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apa databasstruktu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ätta upp datab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pa projekt I VS 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en CSS och JS fi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HTML sida/sid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en huvudfil I Pyth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en env I Pyth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riva en main-meto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riva en requirements.txt fi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en knapp som startar sessionen på startsid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igna startsidan I HTML och CS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apa flask-endpoints till startsida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kriva en Timer-kl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ropa Timer-klass vid start av sess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en Kort-klass som hanterar kortinformat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öra grafiskdesign av kort I CS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apa kortanimationer I JavaScrip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sa kortet på startsidan vid start av sess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apa en metod som hanterar urvalet och vilka kort som skall visa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 kod för att slumpmässigt välja ett kort ur urval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ägga till en gräns över hur stor kortlek kommer vara I en sess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kapa animation för när man trycker på ett kor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gga till klickfunktion när man trycker på ett ko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gga till/designa en baksida på kortet med tex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kriva kod för att välja svar på kortet utifrån 3 alternativ (knappar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(Lägga till en användarklass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query för att lagra svar I D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ägga till Flask-metod för att posta svar till DB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gga till 3 knappar för alternativ X,Y,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riva kod för att fortsätta när man tryck på en av tre knappa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kod för att lagra tid för nuvaranda fråga beroende på resulta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kod för att lagra tid för nuvaranda fråga beroende på result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kriva kod för att lagra X värde I en fil när session är slu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kod för att lagra Y värde I en fil när session är sl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kod för att lagra Z värde I en fil när session är sl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riva kod för när session tar slu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kriva kod för sammanfattning av alla sva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gga till knapp för att ta sig tillbaka till startsi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ägga till så att alla kort med svar visas I GUI: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ägga till Flask-metod för att hämta alla svar från DB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kriva kod för att avsluta timer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öra en statistik över vad man svara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kapa tre högar med kort för respektive kategor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Lägga till korten under respektive hö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öra så att korten kan vända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öra så att du kan bläddra mellan korte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48:07.165584905</meta:creation-date>
    <dc:date>2023-10-06T11:19:00.621113304</dc:date>
    <meta:editing-duration>PT11H25M54S</meta:editing-duration>
    <meta:editing-cycles>35</meta:editing-cycles>
    <meta:generator>LibreOffice/7.3.7.2$Linux_X86_64 LibreOffice_project/30$Build-2</meta:generator>
    <meta:document-statistic meta:table-count="1" meta:cell-count="105" meta:object-count="0"/>
  </office:meta>
</office:document-meta>
</file>